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846cm" fo:min-width="8.136cm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4.07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5.666cm" fo:min-width="5.85cm"/>
    </style:style>
    <style:style style:name="gr6" style:family="graphic" style:parent-style-name="standard">
      <style:graphic-properties draw:textarea-horizontal-align="justify" draw:textarea-vertical-align="middle" draw:auto-grow-height="false" fo:min-height="5.592cm" fo:min-width="5.342cm"/>
    </style:style>
    <style:style style:name="gr7" style:family="graphic" style:parent-style-name="standard">
      <style:graphic-properties draw:textarea-horizontal-align="justify" draw:textarea-vertical-align="middle" draw:auto-grow-height="false" fo:min-height="5.084cm" fo:min-width="6.3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Facade Patter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Ethan Ruiz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 presentation:placeholder="true">
          <draw:text-box/>
        </draw:frame>
        <draw:frame presentation:style-name="pr4" draw:layer="layout" svg:width="25.199cm" svg:height="10.2cm" svg:x="1.4cm" svg:y="8.8cm" presentation:class="outline" presentation:placeholder="true">
          <draw:text-box/>
        </draw:frame>
        <draw:custom-shape draw:style-name="gr2" draw:text-style-name="P4" draw:layer="layout" svg:width="8.636cm" svg:height="6.096cm" svg:x="1.016cm" svg:y="1.27cm">
          <text:p text:style-name="P4">Person</text:p>
          <text:p text:style-name="P4">-make purchase</text:p>
          <text:p text:style-name="P4">-balance</text:p>
          <text:p text:style-name="P4">-licens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72cm" svg:height="4.826cm" svg:x="17.018cm" svg:y="0.254cm">
          <text:p text:style-name="P4">Vehicl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764cm" svg:y1="5.08cm" svg:x2="14.732cm" svg:y2="7.366cm">
          <text:p/>
        </draw:line>
        <draw:line draw:style-name="gr4" draw:text-style-name="P5" draw:layer="layout" svg:x1="21.59cm" svg:y1="4.826cm" svg:x2="23.876cm" svg:y2="6.858cm">
          <text:p/>
        </draw:line>
        <draw:custom-shape draw:style-name="gr5" draw:text-style-name="P4" draw:layer="layout" svg:width="6.35cm" svg:height="5.916cm" svg:x="9.652cm" svg:y="7.292cm">
          <text:p text:style-name="P4">Car</text:p>
          <text:p text:style-name="P4">-Drive</text:p>
          <text:p text:style-name="P4">-Checks licens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5.842cm" svg:x="20.574cm" svg:y="7.112cm">
          <text:p text:style-name="P4">Plane</text:p>
          <text:p text:style-name="P4">-Checks license</text:p>
          <text:p text:style-name="P4">-Fly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858cm" svg:height="5.334cm" svg:x="16.002cm" svg:y="14.732cm">
          <text:p text:style-name="P4">Dealership</text:p>
          <text:p text:style-name="P4">-interact (makepurchase)</text:p>
          <text:p text:style-name="P4">-testdrive(drive/fly)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5.748cm" svg:y1="13.208cm" svg:x2="16.256cm" svg:y2="14.732cm">
          <text:p/>
        </draw:line>
        <draw:line draw:style-name="gr4" draw:text-style-name="P5" draw:layer="layout" svg:x1="23.876cm" svg:y1="12.954cm" svg:x2="22.86cm" svg:y2="14.986cm">
          <text:p/>
        </draw:line>
        <draw:line draw:style-name="gr8" draw:text-style-name="P5" draw:layer="layout" svg:x1="6.604cm" svg:y1="7.112cm" svg:x2="10.668cm" svg:y2="9.398cm">
          <text:p/>
        </draw:line>
        <draw:line draw:style-name="gr8" draw:text-style-name="P5" draw:layer="layout" svg:x1="9.144cm" svg:y1="4.572cm" svg:x2="21.336cm" svg:y2="8.636cm">
          <text:p/>
        </draw:line>
        <draw:line draw:style-name="gr8" draw:text-style-name="P5" draw:layer="layout" svg:x1="4.064cm" svg:y1="6.858cm" svg:x2="4.064cm" svg:y2="19.304cm">
          <text:p/>
        </draw:line>
        <draw:line draw:style-name="gr8" draw:text-style-name="P5" draw:layer="layout" svg:x1="4.064cm" svg:y1="19cm" svg:x2="17.272cm" svg:y2="19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0:52:38.743558075</meta:creation-date>
    <meta:editing-duration>PT6M3S</meta:editing-duration>
    <meta:editing-cycles>3</meta:editing-cycles>
    <meta:generator>LibreOffice/6.0.7.3$Linux_X86_64 LibreOffice_project/00m0$Build-3</meta:generator>
    <dc:title>Blueprint Plans</dc:title>
    <dc:date>2019-05-16T10:58:41.385339614</dc:date>
    <meta:document-statistic meta:object-count="53"/>
  </office:meta>
</office:document-meta>
</file>